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9.689cm" fo:min-width="25.13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309cm" fo:min-width="2.5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57cm" fo:min-width="2.48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14cm" fo:min-width="4.274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3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" style:family="paragraph">
      <loext:graphic-properties draw:fill="solid" draw:fill-color="#ffffff"/>
      <style:paragraph-properties fo:text-align="center"/>
      <style:text-properties style:font-name="Times New Roman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Times New Roman" fo:font-size="26pt" style:font-size-asian="26pt" style:font-size-complex="26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638cm" svg:height="19.939cm" svg:x="0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7.239cm" svg:x="1.027cm" svg:y="6.0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526cm" svg:height="1.267cm" svg:x="2.624cm" svg:y="9.036cm">
          <draw:text-box>
            <text:p><text:span text:style-name="T1">T1</text:span></text:p>
          </draw:text-box>
        </draw:frame>
        <draw:custom-shape draw:style-name="gr4" draw:text-style-name="P1" xml:id="id5" draw:id="id5" draw:layer="layout" svg:width="4.826cm" svg:height="7.239cm" svg:x="12.684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526cm" svg:height="1.267cm" svg:x="14.281cm" svg:y="9.063cm">
          <draw:text-box>
            <text:p><text:span text:style-name="T1">T2</text:span></text:p>
          </draw:text-box>
        </draw:frame>
        <draw:custom-shape draw:style-name="gr4" draw:text-style-name="P1" xml:id="id1" draw:id="id1" draw:layer="layout" svg:width="4.826cm" svg:height="7.239cm" svg:x="11.668cm" svg:y="17.5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526cm" svg:height="1.267cm" svg:x="13.265cm" svg:y="20.493cm">
          <draw:text-box>
            <text:p><text:span text:style-name="T1">T</text:span><text:span text:style-name="T1">3</text:span></text:p>
          </draw:text-box>
        </draw:frame>
        <draw:custom-shape draw:style-name="gr4" draw:text-style-name="P1" draw:layer="layout" svg:width="4.826cm" svg:height="7.239cm" svg:x="0.111cm" svg:y="17.5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526cm" svg:height="1.267cm" svg:x="1.708cm" svg:y="20.493cm">
          <draw:text-box>
            <text:p><text:span text:style-name="T1">T4</text:span></text:p>
          </draw:text-box>
        </draw:frame>
        <draw:custom-shape draw:style-name="gr5" draw:text-style-name="P4" draw:layer="layout" svg:width="4.826cm" svg:height="1.016cm" svg:x="3.675cm" svg:y="6.542cm">
          <text:p text:style-name="P3"><text:span text:style-name="T2">Set_MC</text:span><text:span text:style-name="T2">_Z_M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4.075cm" svg:y="9.142cm">
          <text:p text:style-name="P3"><text:span text:style-name="T2">Set</text:span><text:span text:style-name="T2">M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2.575cm" svg:y="12.042cm">
          <text:p text:style-name="P3"><text:span text:style-name="T2">Set</text:span><text:span text:style-name="T2">Mi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10.144cm" svg:y="7.758cm">
          <text:p text:style-name="P3"><text:span text:style-name="T2">Set</text:span><text:span text:style-name="T2">M</text:span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4.826cm" svg:height="1.016cm" svg:x="16.113cm" svg:y="6.215cm">
          <text:p text:style-name="P3"><text:span text:style-name="T2">Set_</text:span><text:span text:style-name="T2">MC_</text:span><text:span text:style-name="T2">Z_M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4.826cm" svg:height="1.016cm" svg:x="15.732cm" svg:y="7.312cm">
          <text:p text:style-name="P3"><text:span text:style-name="T2">Set</text:span><text:span text:style-name="T2">M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9.763cm" svg:y="10.59cm">
          <text:p text:style-name="P3"><text:span text:style-name="T2">Set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.826cm" svg:height="1.016cm" svg:x="15.224cm" svg:y="8.444cm">
          <text:p text:style-name="P3"><text:span text:style-name="T2">Set</text:span><text:span text:style-name="T2">Mi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4.826cm" svg:height="1.016cm" svg:x="14.208cm" svg:y="18.272cm">
          <text:p text:style-name="P3"><text:span text:style-name="T2">Set</text:span><text:span text:style-name="T2">M</text:span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9.001cm" svg:y="18.972cm">
          <text:p text:style-name="P3"><text:span text:style-name="T2">Set</text:span><text:span text:style-name="T2">M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8.366cm" svg:y="20.131cm">
          <text:p text:style-name="P3"><text:span text:style-name="T2">SetM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8.112cm" svg:y="21.382cm">
          <text:p text:style-name="P3"><text:span text:style-name="T2">Set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826cm" svg:height="1.016cm" svg:x="14.208cm" svg:y="19.542cm">
          <text:p text:style-name="P3"><text:span text:style-name="T2">Set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2.524cm" svg:y="17.772cm">
          <text:p text:style-name="P3"><text:span text:style-name="T2">Set_M</text:span><text:span text:style-name="T2">B_MC</text:span><text:span text:style-name="T2">_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1.016cm" svg:x="2.016cm" svg:y="23.317cm">
          <text:p text:style-name="P3"><text:span text:style-name="T2">SetM</text:span><text:span text:style-name="T2">in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811cm" svg:y1="12.43cm" svg:x2="7.35cm" svg:y2="12.557cm">
          <text:p/>
        </draw:line>
        <draw:line draw:style-name="gr6" draw:text-style-name="P5" draw:layer="layout" svg:x1="5.064cm" svg:y1="11.033cm" svg:x2="9.763cm" svg:y2="11.033cm">
          <text:p/>
        </draw:line>
        <draw:line draw:style-name="gr6" draw:text-style-name="P5" draw:layer="layout" svg:x1="13.319cm" svg:y1="9.636cm" svg:x2="8.874cm" svg:y2="9.636cm">
          <text:p/>
        </draw:line>
        <draw:line draw:style-name="gr6" draw:text-style-name="P5" draw:layer="layout" svg:x1="5.445cm" svg:y1="8.366cm" svg:x2="10.144cm" svg:y2="8.366cm">
          <text:p/>
        </draw:line>
        <draw:line draw:style-name="gr6" draw:text-style-name="P5" draw:layer="layout" svg:x1="13.7cm" svg:y1="7.096cm" svg:x2="8.493cm" svg:y2="6.969cm">
          <text:p/>
        </draw:line>
        <draw:line draw:style-name="gr6" draw:text-style-name="P5" draw:layer="layout" svg:x1="12.684cm" svg:y1="18.399cm" svg:x2="7.35cm" svg:y2="18.272cm">
          <text:p/>
        </draw:line>
        <draw:line draw:style-name="gr6" draw:text-style-name="P5" draw:layer="layout" svg:x1="4.556cm" svg:y1="19.615cm" svg:x2="9.001cm" svg:y2="19.615cm">
          <text:p/>
        </draw:line>
        <draw:line draw:style-name="gr6" draw:text-style-name="P5" draw:layer="layout" svg:x1="4.429cm" svg:y1="20.658cm" svg:x2="8.366cm" svg:y2="20.658cm">
          <text:p/>
        </draw:line>
        <draw:line draw:style-name="gr6" draw:text-style-name="P5" draw:layer="layout" svg:x1="4.175cm" svg:y1="21.828cm" svg:x2="8.112cm" svg:y2="21.955cm">
          <text:p/>
        </draw:line>
        <draw:line draw:style-name="gr6" draw:text-style-name="P5" draw:layer="layout" svg:x1="11.795cm" svg:y1="23.86cm" svg:x2="6.842cm" svg:y2="23.86cm">
          <text:p/>
        </draw:line>
        <draw:connector draw:style-name="gr6" draw:text-style-name="P5" draw:layer="layout" draw:line-skew="2.902cm" svg:x1="15.891cm" svg:y1="21.13cm" svg:x2="20.939cm" svg:y2="6.723cm" draw:start-shape="id1" draw:start-glue-point="6" draw:end-shape="id2" draw:end-glue-point="1" svg:d="M15891 21130h8477v-14407h-3429" svg:viewBox="0 0 8478 14408">
          <text:p/>
        </draw:connector>
        <draw:connector draw:style-name="gr6" draw:text-style-name="P5" draw:layer="layout" draw:line-skew="2.902cm" svg:x1="15.891cm" svg:y1="21.13cm" svg:x2="20.558cm" svg:y2="7.82cm" draw:start-shape="id1" draw:start-glue-point="6" draw:end-shape="id3" draw:end-glue-point="1" svg:d="M15891 21130h8096v-13310h-3429" svg:viewBox="0 0 8097 13311">
          <text:p/>
        </draw:connector>
        <draw:connector draw:style-name="gr6" draw:text-style-name="P5" draw:layer="layout" draw:line-skew="3.029cm" svg:x1="15.891cm" svg:y1="21.13cm" svg:x2="20.05cm" svg:y2="8.952cm" draw:start-shape="id1" draw:start-glue-point="6" draw:end-shape="id4" draw:end-glue-point="1" svg:d="M15891 21130h7715v-12178h-3556" svg:viewBox="0 0 7716 12179">
          <text:p/>
        </draw:connector>
        <draw:connector draw:style-name="gr6" draw:text-style-name="P5" draw:layer="layout" draw:line-skew="3.664cm" svg:x1="16.907cm" svg:y1="9.7cm" svg:x2="19.034cm" svg:y2="20.05cm" draw:start-shape="id5" draw:start-glue-point="6" draw:end-shape="id6" draw:end-glue-point="1" svg:d="M16907 9700h6318v10350h-4191" svg:viewBox="0 0 6319 10351">
          <text:p/>
        </draw:connector>
        <draw:connector draw:style-name="gr6" draw:text-style-name="P5" draw:layer="layout" draw:line-skew="3.283cm" svg:x1="16.907cm" svg:y1="9.7cm" svg:x2="19.034cm" svg:y2="18.78cm" draw:start-shape="id5" draw:start-glue-point="6" draw:end-shape="id7" draw:end-glue-point="1" svg:d="M16907 9700h5937v9080h-3810" svg:viewBox="0 0 5938 9081">
          <text:p/>
        </draw:connector>
        <draw:frame draw:style-name="gr3" draw:text-style-name="P6" draw:layer="layout" svg:width="4.075cm" svg:height="1.114cm" svg:x="8.874cm" svg:y="6.109cm">
          <draw:text-box>
            <text:p>MC, Z<text:span text:style-name="T3">H</text:span><text:span text:style-name="T4">, </text:span><text:span text:style-name="T4">MK</text:span><text:span text:style-name="T3">H</text:span></text:p>
          </draw:text-box>
        </draw:frame>
        <draw:frame draw:style-name="gr3" draw:text-style-name="P6" draw:layer="layout" svg:width="1.925cm" svg:height="1.114cm" svg:x="6.207cm" svg:y="7.412cm">
          <draw:text-box>
            <text:p>MB<text:span text:style-name="T3">3H</text:span></text:p>
          </draw:text-box>
        </draw:frame>
        <draw:frame draw:style-name="gr3" draw:text-style-name="P6" draw:layer="layout" svg:width="1.925cm" svg:height="1.114cm" svg:x="9.371cm" svg:y="8.676cm">
          <draw:text-box>
            <text:p>MA<text:span text:style-name="T3">3</text:span><text:span text:style-name="T3">H</text:span></text:p>
          </draw:text-box>
        </draw:frame>
        <draw:frame draw:style-name="gr3" draw:text-style-name="P6" draw:layer="layout" svg:width="0.82cm" svg:height="0.962cm" svg:x="6.784cm" svg:y="10.198cm">
          <draw:text-box>
            <text:p>x</text:p>
          </draw:text-box>
        </draw:frame>
        <draw:frame draw:style-name="gr3" draw:text-style-name="P6" draw:layer="layout" svg:width="0.82cm" svg:height="0.962cm" svg:x="9.324cm" svg:y="11.595cm">
          <draw:text-box>
            <text:p>x</text:p>
          </draw:text-box>
        </draw:frame>
        <draw:frame draw:style-name="gr3" draw:text-style-name="P6" draw:layer="layout" svg:width="4.481cm" svg:height="1.114cm" svg:x="21.182cm" svg:y="5.755cm">
          <draw:text-box>
            <text:p>MC, <text:span text:style-name="T4">Z</text:span><text:span text:style-name="T3">2H</text:span><text:span text:style-name="T4">, </text:span><text:span text:style-name="T4">MK</text:span><text:span text:style-name="T3">2H</text:span></text:p>
          </draw:text-box>
        </draw:frame>
        <draw:frame draw:style-name="gr3" draw:text-style-name="P6" draw:layer="layout" svg:width="1.925cm" svg:height="1.114cm" svg:x="21.046cm" svg:y="6.871cm">
          <draw:text-box>
            <text:p>MA<text:span text:style-name="T3">2H</text:span></text:p>
          </draw:text-box>
        </draw:frame>
        <draw:frame draw:style-name="gr3" draw:text-style-name="P6" draw:layer="layout" svg:width="0.82cm" svg:height="0.962cm" svg:x="21.389cm" svg:y="8.039cm">
          <draw:text-box>
            <text:p>x</text:p>
          </draw:text-box>
        </draw:frame>
        <draw:frame draw:style-name="gr7" draw:text-style-name="P6" draw:layer="layout" svg:width="3.302cm" svg:height="1.114cm" svg:x="19.415cm" svg:y="17.791cm">
          <draw:text-box>
            <text:p>MB<text:span text:style-name="T3">2H</text:span></text:p>
          </draw:text-box>
        </draw:frame>
        <draw:frame draw:style-name="gr7" draw:text-style-name="P6" draw:layer="layout" svg:width="3.302cm" svg:height="0.962cm" svg:x="20.558cm" svg:y="19.215cm">
          <draw:text-box>
            <text:p>x</text:p>
          </draw:text-box>
        </draw:frame>
        <draw:frame draw:style-name="gr8" draw:text-style-name="P6" draw:layer="layout" svg:width="4.318cm" svg:height="1.114cm" svg:x="8.112cm" svg:y="17.256cm">
          <draw:text-box>
            <text:p>MB<text:span text:style-name="T3">H</text:span><text:span text:style-name="T4">,MC,Z</text:span><text:span text:style-name="T3">H</text:span></text:p>
          </draw:text-box>
        </draw:frame>
        <draw:frame draw:style-name="gr8" draw:text-style-name="P6" draw:layer="layout" svg:width="4.318cm" svg:height="1.114cm" svg:x="7.199cm" svg:y="18.48cm">
          <draw:text-box>
            <text:p>MK<text:span text:style-name="T3">3H</text:span></text:p>
          </draw:text-box>
        </draw:frame>
        <draw:frame draw:style-name="gr8" draw:text-style-name="P6" draw:layer="layout" svg:width="4.318cm" svg:height="1.114cm" svg:x="5.191cm" svg:y="19.698cm">
          <draw:text-box>
            <text:p>MA<text:span text:style-name="T3">H</text:span></text:p>
          </draw:text-box>
        </draw:frame>
        <draw:frame draw:style-name="gr8" draw:text-style-name="P6" draw:layer="layout" svg:width="4.318cm" svg:height="0.962cm" svg:x="4.81cm" svg:y="20.841cm">
          <draw:text-box>
            <text:p>x</text:p>
          </draw:text-box>
        </draw:frame>
        <draw:frame draw:style-name="gr8" draw:text-style-name="P6" draw:layer="layout" svg:width="4.318cm" svg:height="0.962cm" svg:x="8.239cm" svg:y="22.97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3T19:37:07.166471216</dc:date>
    <meta:editing-duration>PT14H5M3S</meta:editing-duration>
    <meta:editing-cycles>80</meta:editing-cycles>
    <meta:generator>LibreOffice/5.4.6.2$Linux_X86_64 LibreOffice_project/40m0$Build-2</meta:generator>
    <meta:document-statistic meta:object-count="54"/>
  </office:meta>
</office:document-meta>
</file>